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2f9be6fe" officeooo:paragraph-rsid="2930a60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2f9be6fe" officeooo:paragraph-rsid="2d2797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2f9be6fe" officeooo:paragraph-rsid="2d31d0f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2f9be6fe" officeooo:paragraph-rsid="2d04fcd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2f9be6fe" officeooo:paragraph-rsid="2d118f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2f9be6fe" officeooo:paragraph-rsid="2d1a0d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2f6a285a" officeooo:paragraph-rsid="2930a60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2fa2d5a6" officeooo:paragraph-rsid="2930a60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2fa2d5a6" officeooo:paragraph-rsid="2945b1c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2fa2d5a6" officeooo:paragraph-rsid="2937e5b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fa2d5a6" officeooo:paragraph-rsid="293c09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fa2d5a6" officeooo:paragraph-rsid="2951b65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fa01d7e" officeooo:paragraph-rsid="2930a60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fo:font-weight="bold" officeooo:rsid="24ffe503" officeooo:paragraph-rsid="29306eec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fo:font-weight="bold" officeooo:rsid="24ffe503" officeooo:paragraph-rsid="2d3f3dd3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fo:font-weight="bold" officeooo:rsid="24dd36f8" officeooo:paragraph-rsid="29306eec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標楷體1" fo:font-size="17pt" style:text-underline-style="none" fo:font-weight="bold" officeooo:rsid="2fa01d7e" officeooo:paragraph-rsid="2930a60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1c1c1c" style:font-name="Liberation Serif" fo:font-size="17pt" style:text-underline-style="none" fo:font-weight="bold" officeooo:rsid="2f9be6fe" officeooo:paragraph-rsid="2930a60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1c1c1c" style:font-name="Liberation Serif" fo:font-size="17pt" style:text-underline-style="none" fo:font-weight="bold" officeooo:rsid="2fa2d5a6" officeooo:paragraph-rsid="2d416c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fo:color="#050505"/>
    </style:style>
    <style:style style:name="T2" style:family="text">
      <style:text-properties fo:color="#050505" style:font-name="標楷體1" style:font-name-asian="標楷體1"/>
    </style:style>
    <style:style style:name="T3" style:family="text">
      <style:text-properties fo:color="#050505" style:font-name="標楷體1" officeooo:rsid="2cff63cd" style:font-name-asian="標楷體1"/>
    </style:style>
    <style:style style:name="T4" style:family="text">
      <style:text-properties fo:color="#050505" style:font-name="標楷體1" officeooo:rsid="2d027a97" style:font-name-asian="標楷體1"/>
    </style:style>
    <style:style style:name="T5" style:family="text">
      <style:text-properties fo:color="#050505" style:font-name="標楷體1" officeooo:rsid="2d037403" style:font-name-asian="標楷體1"/>
    </style:style>
    <style:style style:name="T6" style:family="text">
      <style:text-properties fo:color="#050505" officeooo:rsid="2cff63cd"/>
    </style:style>
    <style:style style:name="T7" style:family="text">
      <style:text-properties style:font-name="標楷體1" officeooo:rsid="2f9be6fe"/>
    </style:style>
    <style:style style:name="T8" style:family="text">
      <style:text-properties style:font-name="標楷體1" officeooo:rsid="2fa01d7e"/>
    </style:style>
    <style:style style:name="T9" style:family="text">
      <style:text-properties style:font-name="標楷體1" style:font-name-asian="標楷體1"/>
    </style:style>
    <style:style style:name="T10" style:family="text">
      <style:text-properties style:font-name="標楷體1" officeooo:rsid="0d9ff017"/>
    </style:style>
    <style:style style:name="T11" style:family="text">
      <style:text-properties style:font-name-asian="標楷體1"/>
    </style:style>
    <style:style style:name="T12" style:family="text">
      <style:text-properties officeooo:rsid="2fa2d5a6" style:font-name-asian="標楷體1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24ffe503"/>
    </style:style>
    <style:style style:name="T15" style:family="text">
      <style:text-properties officeooo:rsid="2d3dc4c9"/>
    </style:style>
    <style:style style:name="T16" style:family="text">
      <style:text-properties style:font-name="Arial" style:font-name-asian="Arial"/>
    </style:style>
    <style:style style:name="T17" style:family="text">
      <style:text-properties style:font-name="Arial" officeooo:rsid="2fa01d7e" style:font-name-asian="Arial"/>
    </style:style>
    <style:style style:name="T18" style:family="text">
      <style:text-properties style:font-name="Arial" officeooo:rsid="2fa2d5a6" style:font-name-asian="Arial"/>
    </style:style>
    <style:style style:name="T19" style:family="text">
      <style:text-properties style:font-name="Arial" officeooo:rsid="2d3dc4c9" style:font-name-asian="Arial"/>
    </style:style>
    <style:style style:name="T20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fo:font-style="normal" fo:text-shadow="none" officeooo:rsid="352e8af6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19360411" text:style-name="L1">
        <text:list-item>
          <text:p text:style-name="P1"><text:bookmark-start text:name="老子"/>老子<text:bookmark-end text:name="老子"/></text:p>
          <text:list>
            <text:list-item>
              <text:p text:style-name="P1">道。</text:p>
              <text:list>
                <text:list-item>
                  <text:p text:style-name="P1">地球個體（本身）。<text:span text:style-name="T2">（&lt;_?</text:span><text:span text:style-name="T4">3_&gt;個體（本身）、&lt;_?a_&gt;個體（本身）、&lt;?[]&gt;個體（本身）</text:span><text:span text:style-name="T2">）</text:span></text:p>
                </text:list-item>
                <text:list-item>
                  <text:p text:style-name="P1"><text:span text:style-name="T9">地球個體的 變化、規律、法則。</text:span><text:span text:style-name="T2">（&lt;_?</text:span><text:span text:style-name="T3">3_&gt;個體、&lt;_?</text:span><text:span text:style-name="T5">a_&gt;個體、&lt;?[]&gt;個體 </text:span><text:span text:style-name="T6">的 </text:span><text:span text:style-name="T1">內在機制）</text:span></text:p>
                  <text:list>
                    <text:list-item>
                      <text:p text:style-name="P1">明顯例子，四季變化、太陽東昇西落、水往低處流。</text:p>
                    </text:list-item>
                  </text:list>
                </text:list-item>
              </text:list>
            </text:list-item>
            <text:list-item>
              <text:p text:style-name="P1">德。</text:p>
              <text:list>
                <text:list-item>
                  <text:p text:style-name="P1">順應 道。</text:p>
                  <text:list>
                    <text:list-item>
                      <text:p text:style-name="P2">順應 自然。</text:p>
                    </text:list-item>
                    <text:list-item>
                      <text:p text:style-name="P2">順應 地球個體。</text:p>
                    </text:list-item>
                    <text:list-item>
                      <text:p text:style-name="P2">順應 地球個體的 變化、規律、法則。</text:p>
                    </text:list-item>
                  </text:list>
                </text:list-item>
                <text:list-item>
                  <text:p text:style-name="P1">愛 地球個體。</text:p>
                  <text:list>
                    <text:list-item>
                      <text:p text:style-name="P18">（詳細內容 在 <text:span text:style-name="T13">_</text:span> 文件群的 <text:span text:style-name="T13">孝</text:span> 的 <text:span text:style-name="T13">孝</text:span>）</text:p>
                    </text:list-item>
                    <text:list-item>
                      <text:p text:style-name="P1">愛（地球個體 孕育、養活、滋潤 的）萬物、個體、一切。</text:p>
                    </text:list-item>
                  </text:list>
                </text:list-item>
                <text:list-item>
                  <text:p text:style-name="P1">第二層級湧現。</text:p>
                </text:list-item>
              </text:list>
            </text:list-item>
            <text:list-item>
              <text:p text:style-name="P1">慾。</text:p>
              <text:list>
                <text:list-item>
                  <text:p text:style-name="P1">慾 的 本質 是 不滿足於 當下、現狀、現有資源、未來期望、遙視結果。</text:p>
                  <text:list>
                    <text:list-item>
                      <text:p text:style-name="P3">明顯例子，想要更多、想要更少、想要更、想要、想。</text:p>
                    </text:list-item>
                    <text:list-item>
                      <text:p text:style-name="P3">抽象例子，我、我們、你、你們、他、他們、自我意識、內聚性、排他性、孕育、邊界。</text:p>
                    </text:list-item>
                  </text:list>
                </text:list-item>
                <text:list-item>
                  <text:p text:style-name="P1">外慾。</text:p>
                  <text:list>
                    <text:list-item>
                      <text:p text:style-name="P1">追求 外物。</text:p>
                      <text:list>
                        <text:list-item>
                          <text:p text:style-name="P1">外物 是 莊子 認定的 外物。</text:p>
                        </text:list-item>
                        <text:list-item>
                          <text:p text:style-name="P4">明顯例子，<text:span text:style-name="T14">錢、權力、權利、地位、名聲、義務</text:span>、稱號、衣物、房屋、土地、利益。</text:p>
                        </text:list-item>
                      </text:list>
                    </text:list-item>
                    <text:list-item>
                      <text:p text:style-name="P4">抽象例子，杯子 外面的 裝飾品、圖騰、圖案。</text:p>
                      <text:list>
                        <text:list-item>
                          <text:p text:style-name="P5">想方設法、疲於奔命 把 裝飾品、圖騰、圖案 貼在 杯子 外面。</text:p>
                        </text:list-item>
                      </text:list>
                    </text:list-item>
                    <text:list-item>
                      <text:p text:style-name="P5">抽象例子，杯子 本身的 功能。</text:p>
                      <text:list>
                        <text:list-item>
                          <text:p text:style-name="P6">想方設法、疲於奔命 把 功能 加在 杯子 本身。</text:p>
                          <text:list>
                            <text:list-item>
                              <text:p text:style-name="P5">明顯例子，發光功能、加水功能、消失功能。</text:p>
                            </text:list-item>
                            <text:list-item>
                              <text:p text:style-name="P5">抽象例子，賽博人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內慾。</text:p>
                  <text:list>
                    <text:list-item>
                      <text:p text:style-name="P1">追求 知識。</text:p>
                      <text:list>
                        <text:list-item>
                          <text:p text:style-name="P1">疲於奔命、蒐集情報、記憶知識。</text:p>
                        </text:list-item>
                      </text:list>
                    </text:list-item>
                    <text:list-item>
                      <text:p text:style-name="P1">抽象例子，杯子 裡面的 水。</text:p>
                      <text:list>
                        <text:list-item>
                          <text:p text:style-name="P1">想方設法、疲於奔命 把 水 裝進 杯子。</text:p>
                        </text:list-item>
                        <text:list-item>
                          <text:p text:style-name="P1">裝滿、壓縮、再裝滿、再壓縮 杯子的 水。</text:p>
                        </text:list-item>
                        <text:list-item>
                          <text:p text:style-name="P1">假定，該個體的 本能、傳承 夠高，能夠 擴大杯子、使用其他杯子和容器。</text:p>
                          <text:list>
                            <text:list-item>
                              <text:p text:style-name="P1">想方設法、疲於奔命 讓 杯子 裝進 更多的 水。</text:p>
                              <text:list>
                                <text:list-item>
                                  <text:p text:style-name="P1">裝滿、擴大、再裝滿、再擴大 杯子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莊子"/>莊子<text:bookmark-end text:name="莊子"/></text:p>
          <text:list>
            <text:list-item>
              <text:p text:style-name="P7"><text:span text:style-name="T7">莊子 </text:span><text:span text:style-name="T17">↔</text:span><text:span text:style-name="T8"> 本書。</text:span></text:p>
              <text:list>
                <text:list-item>
                  <text:p text:style-name="P17">真君 <text:span text:style-name="T16">↔</text:span> 意識層個體。</text:p>
                  <text:list>
                    <text:list-item>
                      <text:p text:style-name="P17">意識層個體 是 第二層級意識（以上）的 意識層個體。</text:p>
                    </text:list-item>
                    <text:list-item>
                      <text:p text:style-name="P17">意識層個體 是 本代型意識層個體、祖代型意識層個體、複合型意識層個體。</text:p>
                    </text:list-item>
                  </text:list>
                </text:list-item>
                <text:list-item>
                  <text:p text:style-name="P13"><text:span text:style-name="T11">逍遙 </text:span><text:span text:style-name="T18">↔</text:span><text:span text:style-name="T12"> 反孕育 意識層。</text:span></text:p>
                </text:list-item>
              </text:list>
            </text:list-item>
          </text:list>
        </text:list-item>
        <text:list-item>
          <text:p text:style-name="P8"><text:bookmark-start text:name="尼采"/>尼采<text:bookmark-end text:name="尼采"/></text:p>
          <text:list>
            <text:list-item>
              <text:p text:style-name="P8">道德發展。</text:p>
              <text:list>
                <text:list-item>
                  <text:p text:style-name="P8">生物心理學。</text:p>
                </text:list-item>
                <text:list-item>
                  <text:p text:style-name="P8">文化。</text:p>
                  <text:list>
                    <text:list-item>
                      <text:p text:style-name="P8">明顯例子，主奴道德。</text:p>
                    </text:list-item>
                  </text:list>
                </text:list-item>
              </text:list>
            </text:list-item>
            <text:list-item>
              <text:p text:style-name="P8">主奴道德。</text:p>
              <text:list>
                <text:list-item>
                  <text:p text:style-name="P8">主人道德。</text:p>
                </text:list-item>
                <text:list-item>
                  <text:p text:style-name="P8">奴隸道德。</text:p>
                  <text:list>
                    <text:list-item>
                      <text:p text:style-name="P9">為了生存，奴隸個體 扼殺天性。</text:p>
                      <text:list>
                        <text:list-item>
                          <text:p text:style-name="P9">奴隸個體 自然而然、理所當然 發展出 奴隸道德。</text:p>
                          <text:list>
                            <text:list-item>
                              <text:p text:style-name="P9">個體 是 單一個體、群體、文明。</text:p>
                            </text:list-item>
                          </text:list>
                        </text:list-item>
                        <text:list-item>
                          <text:p text:style-name="P10">奴隸道德的 顯性特徵。</text:p>
                          <text:list>
                            <text:list-item>
                              <text:p text:style-name="P10">服從。</text:p>
                            </text:list-item>
                            <text:list-item>
                              <text:p text:style-name="P10">謙卑。</text:p>
                            </text:list-item>
                            <text:list-item>
                              <text:p text:style-name="P10">寬恕。</text:p>
                            </text:list-item>
                            <text:list-item>
                              <text:p text:style-name="P10">忍耐。</text:p>
                            </text:list-item>
                          </text:list>
                        </text:list-item>
                        <text:list-item>
                          <text:p text:style-name="P10">明顯例子，（尼采 認定的）駱駝階段。</text:p>
                        </text:list-item>
                      </text:list>
                    </text:list-item>
                    <text:list-item>
                      <text:p text:style-name="P8">奴隸個體 有機率產生 壞良心。</text:p>
                      <text:list>
                        <text:list-item>
                          <text:p text:style-name="P11">該奴隸個體 成為 奴隸群體的 領袖。</text:p>
                          <text:list>
                            <text:list-item>
                              <text:p text:style-name="P11">領袖 是 群體領袖、精神領袖、社會領袖。</text:p>
                            </text:list-item>
                          </text:list>
                        </text:list-item>
                        <text:list-item>
                          <text:p text:style-name="P11">明顯例子，（尼采 認定的）獅子階段。</text:p>
                        </text:list-item>
                        <text:list-item>
                          <text:p text:style-name="P11">該奴隸個體 有機率使用 奴隸道德 約束、拘束、攻擊 奴隸群體的主人、主人道德。</text:p>
                          <text:list>
                            <text:list-item>
                              <text:p text:style-name="P11">該主人 有機率不是 該奴隸個體、該奴隸群體 的 主人。</text:p>
                            </text:list-item>
                            <text:list-item>
                              <text:p text:style-name="P11">該主人 有機率是 其他奴隸個體、其他奴隸群體 的 主人。</text:p>
                            </text:list-item>
                            <text:list-item>
                              <text:p text:style-name="P11">明顯例子，政治正確、要求奴隸主的子代付出補償。</text:p>
                              <text:list>
                                <text:list-item>
                                  <text:p text:style-name="P12">被 要求奴隸主的子代付出補償 的 明顯例子，康柏拜區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">（<text:span text:style-name="T20">相關描述 在 </text:span><text:span text:style-name="T22">成神之書</text:span><text:span text:style-name="T20">的 </text:span><text:span text:style-name="T22">歷史人物</text:span><text:span text:style-name="T20"> </text:span><text:span text:style-name="T21">文件群的</text:span><text:span text:style-name="T20"> </text:span><text:span text:style-name="T22">尼采</text:span>）</text:p>
            </text:list-item>
          </text:list>
        </text:list-item>
        <text:list-item>
          <text:p text:style-name="P14"><text:bookmark-start text:name="孔子"/>孔子<text:bookmark-end text:name="孔子"/></text:p>
          <text:list>
            <text:list-item>
              <text:p text:style-name="P14">仁。</text:p>
              <text:list>
                <text:list-item>
                  <text:p text:style-name="P14">先天下憂而憂，後天下樂而樂，並且 為了 天下、其他個體、所有個體 付出行動。</text:p>
                  <text:list>
                    <text:list-item>
                      <text:p text:style-name="P14">不計較自己的得失、不在乎自己的利益、不勾心鬥角，付出行動。</text:p>
                      <text:list>
                        <text:list-item>
                          <text:p text:style-name="P14">付出行動 是 做出某件事、不做出某件事。</text:p>
                          <text:list>
                            <text:list-item>
                              <text:p text:style-name="P14">明顯例子，做出仁、不做出不仁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明顯例子，某一特定個體 參加 生日派對。</text:p>
                      <text:list>
                        <text:list-item>
                          <text:p text:style-name="P14">假定，參加數量 超出 預期數量、邀請數量，蛋糕 有機率 不夠大。</text:p>
                        </text:list-item>
                        <text:list-item>
                          <text:p text:style-name="P14">該個體 擔憂 蛋糕 不足夠 所有個體 吃。</text:p>
                          <text:list>
                            <text:list-item>
                              <text:p text:style-name="P14">其他個體 有機率沒有 發現，蛋糕 有機率 不夠大。</text:p>
                            </text:list-item>
                          </text:list>
                        </text:list-item>
                        <text:list-item>
                          <text:p text:style-name="P14">該個體 切好 蛋糕。</text:p>
                        </text:list-item>
                        <text:list-item>
                          <text:p text:style-name="P14">該個體 分出 蛋糕 給 其他個體。</text:p>
                        </text:list-item>
                        <text:list-item>
                          <text:p text:style-name="P14">途中，陸續 有 遲到的個體 到達 派對現場。</text:p>
                        </text:list-item>
                        <text:list-item>
                          <text:p text:style-name="P14">（除了 該個體 以外 的）其他個體 拿到 蛋糕，歡樂的吃蛋糕。</text:p>
                          <text:list>
                            <text:list-item>
                              <text:p text:style-name="P14">該個體 也跟著 歡樂。</text:p>
                            </text:list-item>
                          </text:list>
                        </text:list-item>
                        <text:list-item>
                          <text:p text:style-name="P14">該個體 最後 拿到 蛋糕。</text:p>
                        </text:list-item>
                        <text:list-item>
                          <text:p text:style-name="P14">假定，蛋糕 不足夠 所有個體 吃，有些個體 沒有 拿到 第一塊 蛋糕。</text:p>
                          <text:list>
                            <text:list-item>
                              <text:p text:style-name="P14">其他個體 沒有 拿到 蛋糕，難過的 看著 有拿到蛋糕的個體 吃蛋糕。</text:p>
                              <text:list>
                                <text:list-item>
                                  <text:p text:style-name="P14">該個體 思索、討論，如何 不影響 派對，讓 所有個體 最快的拿到 蛋糕。</text:p>
                                </text:list-item>
                                <text:list-item>
                                  <text:p text:style-name="P14">該個體 有機率離開現場 購買蛋糕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">假定，該個體 沒有 拿到蛋糕，該個體 坦然接受、心靈平靜。</text:p>
                        </text:list-item>
                        <text:list-item>
                          <text:p text:style-name="P16">該個體 蘊含 仁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不仁。</text:p>
              <text:list>
                <text:list-item>
                  <text:p text:style-name="P14">為了 自己、自己人 付出行動。</text:p>
                  <text:list>
                    <text:list-item>
                      <text:p text:style-name="P14">計較自己的得失、在乎自己的利益、勾心鬥角，付出行動。</text:p>
                    </text:list-item>
                    <text:list-item>
                      <text:p text:style-name="P14">明顯例子，某一特定個體 參加 生日派對。</text:p>
                      <text:list>
                        <text:list-item>
                          <text:p text:style-name="P14">假定，參加數量 超出 預期數量、邀請數量，蛋糕 有機率 不夠大。</text:p>
                        </text:list-item>
                        <text:list-item>
                          <text:p text:style-name="P14">該個體 不擔憂 蛋糕 不足夠 所有個體 吃。</text:p>
                          <text:list>
                            <text:list-item>
                              <text:p text:style-name="P14">該個體 有機率沒有 發現，蛋糕 有機率 不夠大。</text:p>
                            </text:list-item>
                          </text:list>
                        </text:list-item>
                        <text:list-item>
                          <text:p text:style-name="P14">該個體 不切蛋糕、裝作不知道要切蛋糕、要求其他個體切蛋糕。</text:p>
                        </text:list-item>
                        <text:list-item>
                          <text:p text:style-name="P14">其他個體 切好 蛋糕。</text:p>
                        </text:list-item>
                        <text:list-item>
                          <text:p text:style-name="P14">途中，陸續 有 遲到的個體 到達 派對現場。</text:p>
                        </text:list-item>
                        <text:list-item>
                          <text:p text:style-name="P14">其他個體 沒有 拿到 蛋糕，歡笑、玩樂、等待著蛋糕。</text:p>
                        </text:list-item>
                        <text:list-item>
                          <text:p text:style-name="P14">該個體 最先 拿到 蛋糕。</text:p>
                          <text:list>
                            <text:list-item>
                              <text:p text:style-name="P14">該個體 搶著 拿到 蛋糕。</text:p>
                            </text:list-item>
                            <text:list-item>
                              <text:p text:style-name="P14">該個體 要求，其他個體 分出 蛋糕，給 該個體（自己）。</text:p>
                            </text:list-item>
                            <text:list-item>
                              <text:p text:style-name="P14">有些個體 有機率還沒 拿到 第一塊 蛋糕。</text:p>
                            </text:list-item>
                            <text:list-item>
                              <text:p text:style-name="P14">該個體 開始吃蛋糕、狼吞虎嚥。</text:p>
                            </text:list-item>
                            <text:list-item>
                              <text:p text:style-name="P14">該個體 搶著 拿到 第二塊 蛋糕。</text:p>
                            </text:list-item>
                          </text:list>
                        </text:list-item>
                        <text:list-item>
                          <text:p text:style-name="P14">假定，蛋糕 不足夠 所有個體 吃，有些個體 沒有 拿到 第一塊 蛋糕。</text:p>
                          <text:list>
                            <text:list-item>
                              <text:p text:style-name="P14">其他個體 沒有 拿到 蛋糕，難過的 看著 該個體 吃蛋糕。</text:p>
                              <text:list>
                                <text:list-item>
                                  <text:p text:style-name="P14">該個體 事不關己、洋洋得意、認定弱肉強食 的 吃蛋糕。</text:p>
                                </text:list-item>
                                <text:list-item>
                                  <text:p text:style-name="P14">其他個體 有機率離開現場 購買蛋糕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">假定，該個體 沒有 拿到蛋糕，該個體 無法接受、波濤洶湧。</text:p>
                        </text:list-item>
                        <text:list-item>
                          <text:p text:style-name="P16">該個體 蘊含 不仁。</text:p>
                        </text:list-item>
                      </text:list>
                    </text:list-item>
                  </text:list>
                </text:list-item>
                <text:list-item>
                  <text:p text:style-name="P14">假定，天地不仁。</text:p>
                  <text:list>
                    <text:list-item>
                      <text:p text:style-name="P14">萬物皆為芻狗。</text:p>
                    </text:list-item>
                  </text:list>
                </text:list-item>
              </text:list>
            </text:list-item>
            <text:list-item>
              <text:p text:style-name="P14">形而上謂之道，形而下謂之器。</text:p>
              <text:list>
                <text:list-item>
                  <text:p text:style-name="P14">道 <text:span text:style-name="T19">↔</text:span><text:span text:style-name="T15"> 內部機制。</text:span></text:p>
                  <text:list>
                    <text:list-item>
                      <text:p text:style-name="P15">明顯例子，<text:span text:style-name="T10">太陽東昇西降、月亮圓缺變化、蘋果會往下掉</text:span>。</text:p>
                    </text:list-item>
                  </text:list>
                </text:list-item>
                <text:list-item>
                  <text:p text:style-name="P14">器 <text:span text:style-name="T19">↔</text:span><text:span text:style-name="T15"> 內在物質。</text:span></text:p>
                  <text:list>
                    <text:list-item>
                      <text:p text:style-name="P14">明顯例子，太陽、月亮、蘋果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<text:bookmark-start text:name="釋迦牟尼"/>釋迦牟尼<text:bookmark-end text:name="釋迦牟尼"/></text:p>
          <text:list>
            <text:list-item>
              <text:p text:style-name="P14">佛家。</text:p>
              <text:list>
                <text:list-item>
                  <text:p text:style-name="P14">佛家 不是 佛教。</text:p>
                </text:list-item>
                <text:list-item>
                  <text:p text:style-name="P14">佛家 是 佛家。</text:p>
                </text:list-item>
              </text:list>
            </text:list-item>
            <text:list-item>
              <text:p text:style-name="P14">三寶。</text:p>
              <text:list>
                <text:list-item>
                  <text:p text:style-name="P14">佛。</text:p>
                </text:list-item>
                <text:list-item>
                  <text:p text:style-name="P14">法。</text:p>
                </text:list-item>
                <text:list-item>
                  <text:p text:style-name="P14">僧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5T23:52:05.184000000</dc:date>
    <meta:editing-duration>P13DT1H43M1S</meta:editing-duration>
    <meta:editing-cycles>10674</meta:editing-cycles>
    <meta:document-statistic meta:table-count="0" meta:image-count="0" meta:object-count="0" meta:page-count="1" meta:paragraph-count="130" meta:word-count="2060" meta:character-count="2470" meta:non-whitespace-character-count="2220"/>
  </office:meta>
</office:document-meta>
</file>